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2" style:family="paragraph" style:parent-style-name="Standard">
      <style:paragraph-properties fo:margin-top="0in" fo:margin-bottom="0in" style:contextual-spacing="false" fo:line-height="106%"/>
    </style:style>
    <style:style style:name="P3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6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bbea1" style:font-name-asian="Times New Roman1" style:font-size-asian="14pt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bbea1" officeooo:paragraph-rsid="000bbea1" style:font-name-asian="Times New Roman1" style:font-size-asian="14pt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5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16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0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22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2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25" style:family="paragraph" style:parent-style-name="Standard">
      <style:paragraph-properties fo:margin-top="0in" fo:margin-bottom="0in" style:contextual-spacing="false" fo:line-height="106%" fo:keep-together="always"/>
    </style:style>
    <style:style style:name="P26" style:family="paragraph" style:parent-style-name="Standard">
      <style:paragraph-properties fo:margin-top="0.1665in" fo:margin-bottom="0in" style:contextual-spacing="false" fo:line-height="106%" fo:keep-together="always"/>
    </style:style>
    <style:style style:name="P27" style:family="paragraph" style:parent-style-name="Standard">
      <style:paragraph-properties fo:margin-top="0in" fo:margin-bottom="0.0693in" style:contextual-spacing="false" fo:line-height="106%"/>
    </style:style>
    <style:style style:name="P28" style:family="paragraph" style:parent-style-name="Standard">
      <style:paragraph-properties fo:line-height="106%"/>
    </style:style>
    <style:style style:name="P29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30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Text_20_body">
      <style:text-properties style:font-name="Times New Roman" fo:font-size="14pt" style:font-size-asian="14pt" style:font-size-complex="14pt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3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5" style:family="text">
      <style:text-properties style:font-name="Times New Roman" fo:font-size="14pt" fo:font-weight="bold" officeooo:rsid="000bbea1" style:font-name-asian="Times New Roman1" style:font-size-asian="14pt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officeooo:rsid="000bbea1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0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11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2" style:family="text">
      <style:text-properties style:font-name="Times New Roman" fo:font-size="10pt" style:font-name-asian="Times New Roman1" style:font-size-asian="10pt" style:font-name-complex="Times New Roman1"/>
    </style:style>
    <style:style style:name="T1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15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6" style:family="text">
      <style:text-properties style:font-name="Times New Roman" fo:font-size="18pt" fo:font-weight="bold" officeooo:rsid="000bbea1" style:font-name-asian="Times New Roman1" style:font-size-asian="18pt" style:font-weight-asian="bold" style:font-name-complex="Times New Roman1"/>
    </style:style>
    <style:style style:name="T17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8" style:family="text">
      <style:text-properties style:font-name="Times New Roman" fo:font-size="9pt" style:font-name-asian="Times New Roman1" style:font-size-asian="9pt" style:font-name-complex="Times New Roman1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1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22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23" style:family="text">
      <style:text-properties officeooo:rsid="000bbea1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4pt" style:font-size-asian="14pt" style:font-size-complex="14pt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9in" draw:visible-area-height="1.9689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 loext:marker-style-name="T19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9" loext:marker-style-name="T20"><text:span text:style-name="T20">Министерство науки и высшего образования Российской Федерации</text:span><text:span text:style-name="T20"/></text:p>
            <text:p text:style-name="P19" loext:marker-style-name="T20"><text:span text:style-name="T21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0"/></text:p>
            <text:p text:style-name="P19" loext:marker-style-name="T10"><text:span text:style-name="T10">«Московский государственный технический университет имени Н.Э. Баумана (национальный исследовательский университет)»</text:span><text:span text:style-name="T10"/></text:p>
            <text:p text:style-name="P12">(КФ МГТУ им. Н.Э. Баумана)</text:p>
          </table:table-cell>
        </table:table-row>
      </table:table>
      <text:p text:style-name="P20" loext:marker-style-name="T6"><text:span text:style-name="T3">ФАКУЛЬТЕТ</text:span><text:span text:style-name="T6"> <text:s text:c="2"/></text:span><text:span text:style-name="T7">ИУК «Информатика и управление»</text:span></text:p>
      <text:p text:style-name="P21" loext:marker-style-name="T6"><text:span text:style-name="T3">КАФЕДРА</text:span><text:span text:style-name="T6"> <text:s text:c="7"/></text:span><text:span text:style-name="T7">ИУК</text:span><text:span text:style-name="T8">5</text:span><text:span text:style-name="T7">- «</text:span><text:span text:style-name="T8">Системы обработки информации</text:span><text:span text:style-name="T7">»</text:span></text:p>
      <text:p text:style-name="P13" loext:marker-style-name="T11"/>
      <text:p text:style-name="P13" loext:marker-style-name="T11"/>
      <text:p text:style-name="P13" loext:marker-style-name="T11"/>
      <text:p text:style-name="P13" loext:marker-style-name="T11"/>
      <text:p text:style-name="P13" loext:marker-style-name="T11"/>
      <text:p text:style-name="P18" loext:marker-style-name="T15"><text:span text:style-name="T16">Практическая</text:span><text:span text:style-name="T15"> работа</text:span></text:p>
      <text:p text:style-name="P23"/>
      <text:h text:style-name="P3" text:outline-level="2" loext:marker-style-name="T17"><text:bookmark text:name="yui_3_17_2_1_1713806335631_44"/>Даталогические модели</text:h>
      <text:p text:style-name="P17" loext:marker-style-name="T17"/>
      <text:p text:style-name="P14" loext:marker-style-name="T12"/>
      <text:p text:style-name="P22" loext:marker-style-name="T4"><text:span text:style-name="T4">ДИСЦИПЛИНА: «</text:span><text:span text:style-name="T5">Модели данных</text:span><text:span text:style-name="T4">»</text:span></text:p>
      <text:p text:style-name="P11" loext:marker-style-name="T4"/>
      <text:p text:style-name="P4" loext:marker-style-name="T1"/>
      <text:p text:style-name="P4" loext:marker-style-name="T1"/>
      <text:p text:style-name="P4" loext:marker-style-name="T1"/>
      <text:p text:style-name="P11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6">Выполнил: студент гр. ИУК5-32Б</text:p>
          </table:table-cell>
          <table:covered-table-cell/>
          <table:table-cell table:style-name="Table2.A1" office:value-type="string">
            <text:p text:style-name="P24" loext:marker-style-name="T9"><text:span text:style-name="T12">_________________</text:span><text:span text:style-name="T9"/></text:p>
            <text:p text:style-name="P25" loext:marker-style-name="T12"><text:span text:style-name="T18"><text:s text:c="12"/>(Подпись)</text:span></text:p>
            <text:p text:style-name="P2"/>
          </table:table-cell>
          <table:table-cell table:style-name="Table2.D1" office:value-type="string">
            <text:p text:style-name="P24" loext:marker-style-name="T9"><text:span text:style-name="T13">__ <text:s/></text:span><text:span text:style-name="T9">Ли Р. В. <text:s text:c="3"/></text:span><text:span text:style-name="T2">_</text:span></text:p>
            <text:p text:style-name="P25" loext:marker-style-name="T12"><text:span text:style-name="T18"><text:s text:c="8"/>(Ф.И.О.)</text:span><text:span text:style-name="T12"/></text:p>
            <text:p text:style-name="P16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6">Проверил:</text:p>
          </table:table-cell>
          <table:covered-table-cell/>
          <table:table-cell table:style-name="Table2.A1" office:value-type="string">
            <text:p text:style-name="P26" loext:marker-style-name="T12"><text:span text:style-name="T12">_________________</text:span></text:p>
            <text:p text:style-name="P25" loext:marker-style-name="T12"><text:span text:style-name="T18"><text:s text:c="12"/>(Подпись)</text:span></text:p>
            <text:p text:style-name="P2"/>
          </table:table-cell>
          <table:table-cell table:style-name="Table2.D1" office:value-type="string">
            <text:p text:style-name="P26" loext:marker-style-name="T12"><text:span text:style-name="T12">_________________</text:span></text:p>
            <text:p text:style-name="P25" loext:marker-style-name="T12"><text:span text:style-name="T18"><text:s text:c="8"/>(Ф.И.О.)</text:span><text:span text:style-name="T12"/></text:p>
            <text:p text:style-name="P15" loext:marker-style-name="T12"/>
          </table:table-cell>
        </table:table-row>
        <table:table-row table:style-name="Table2.3">
          <table:table-cell table:style-name="Table2.A1" table:number-columns-spanned="4" office:value-type="string">
            <text:p text:style-name="P7" loext:marker-style-name="T1"/>
            <text:p text:style-name="P27" loext:marker-style-name="T1"><text:span text:style-name="T1">Дата сдачи (защиты):</text:span></text:p>
            <text:p text:style-name="P27" loext:marker-style-name="T1"><text:span text:style-name="T1">Результаты сдачи (защиты):</text:span><text:span text:style-name="T1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9" loext:marker-style-name="T19"/>
          </table:table-cell>
          <table:table-cell table:style-name="Table2.A1" table:number-columns-spanned="3" office:value-type="string">
            <text:p text:style-name="P28" loext:marker-style-name="T1"><text:span text:style-name="T1">- Балльная оценка:</text:span><text:span text:style-name="T1"/></text:p>
            <text:p text:style-name="P28" loext:marker-style-name="T1"><text:span text:style-name="T1">- Оценка:</text:span></text:p>
          </table:table-cell>
          <table:covered-table-cell/>
          <table:covered-table-cell/>
        </table:table-row>
      </table:table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30"><text:soft-page-break/>Цель работы: формирование навыков даталогического проектирования в рамках различных логических моделей. </text:p>
      <text:p text:style-name="P31">Предметная область:  социальная сеть (скажем, телеграм)</text:p>
      <text:p text:style-name="P31">Задачи: </text:p>
      <text:p text:style-name="Text_20_body"><text:span text:style-name="T25">1) построить концептуальную схему упрощенной предметной области, включающую сущности: Пользователи, </text:span><text:a xlink:type="simple" xlink:href="https://e-learning.bmstu.ru/kaluga/mod/chat/view.php?id=146228" text:style-name="Internet_20_link" text:visited-style-name="Visited_20_Internet_20_Link"><text:span text:style-name="T25">Чат</text:span></text:a><text:span text:style-name="T25">ы, Сообщения, Реакции </text:span></text:p>
      <text:p text:style-name="P31">2) построить логические модели данных для</text:p>
      <text:p text:style-name="P31">а) модели инвертированных списков</text:p>
      <text:p text:style-name="P31">б) иерархической модели</text:p>
      <text:p text:style-name="P31">в) сетевой модели</text:p>
      <text:p text:style-name="P32"><text:bookmark text:name="yui_3_17_2_1_1713806335631_49"/>3) для каждой из моделей привести примеры наполнения реалистичными данными</text:p>
      <text:p text:style-name="P8"/>
      <text:p text:style-name="P9"><text:span text:style-name="T23">Был на занятии.</text:span></text:p>
      <text:p text:style-name="P9"/>
      <text:p text:style-name="P9"/>
      <text:p text:style-name="P9"/>
      <text:p text:style-name="P9"/>
      <text:p text:style-name="P10">Вывод: были сформированы навыки даталогического проектирования в рамках различных логических моделей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Cantarell" style:font-family-asian="Cantarell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3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4-22T20:20:02.749187332</meta:creation-date>
    <meta:editing-duration>PT2M4S</meta:editing-duration>
    <meta:generator>LibreOffice/24.2.2.2$Linux_X86_64 LibreOffice_project/420$Build-2</meta:generator>
    <dc:title>BMSTU</dc:title>
    <dc:date>2024-04-22T20:22:06.102517883</dc:date>
    <meta:document-statistic meta:table-count="2" meta:image-count="0" meta:object-count="1" meta:page-count="2" meta:paragraph-count="36" meta:word-count="150" meta:character-count="1333" meta:non-whitespace-character-count="1159"/>
    <meta:user-defined meta:name="AppVersion">16.0000</meta:user-defined>
    <meta:template xlink:type="simple" xlink:actuate="onRequest" xlink:title="BMSTU" xlink:href="../../../../.config/libreoffice/4/user/template/BMSTU.ott" meta:date="2024-04-22T20:20:01.355995950"/>
  </office:meta>
</office:document-meta>
</file>